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'Everson Mono', FreeMono, Menlo, Terminal, monospace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c66e" officeooo:paragraph-rsid="000ec66e"/>
    </style:style>
    <style:style style:name="P2" style:family="paragraph" style:parent-style-name="Standard">
      <style:text-properties officeooo:rsid="00100ac9" officeooo:paragraph-rsid="00100ac9"/>
    </style:style>
    <style:style style:name="P3" style:family="paragraph" style:parent-style-name="Standard">
      <style:text-properties officeooo:rsid="00119b3e" officeooo:paragraph-rsid="00119b3e"/>
    </style:style>
    <style:style style:name="P4" style:family="paragraph" style:parent-style-name="Standard">
      <style:text-properties style:text-underline-style="none" officeooo:rsid="001202e5" officeooo:paragraph-rsid="001202e5"/>
    </style:style>
    <style:style style:name="P5" style:family="paragraph" style:parent-style-name="Standard">
      <style:text-properties style:text-underline-style="none" officeooo:rsid="001249e8" officeooo:paragraph-rsid="001249e8"/>
    </style:style>
    <style:style style:name="P6" style:family="paragraph" style:parent-style-name="Standard">
      <style:text-properties style:text-underline-style="none" officeooo:rsid="0012b925" officeooo:paragraph-rsid="0012b925"/>
    </style:style>
    <style:style style:name="P7" style:family="paragraph" style:parent-style-name="Standard">
      <style:text-properties style:text-underline-style="none" officeooo:rsid="0013e659" officeooo:paragraph-rsid="0013e659"/>
    </style:style>
    <style:style style:name="P8" style:family="paragraph" style:parent-style-name="Standard">
      <style:text-properties style:text-underline-style="none" officeooo:rsid="00147ef9" officeooo:paragraph-rsid="00147ef9"/>
    </style:style>
    <style:style style:name="P9" style:family="paragraph" style:parent-style-name="Standard">
      <style:text-properties style:text-underline-style="none" officeooo:rsid="0016191f" officeooo:paragraph-rsid="0016191f"/>
    </style:style>
    <style:style style:name="P10" style:family="paragraph" style:parent-style-name="Standard">
      <style:text-properties style:text-underline-style="none" officeooo:rsid="0019cd0f" officeooo:paragraph-rsid="0019cd0f"/>
    </style:style>
    <style:style style:name="P11" style:family="paragraph" style:parent-style-name="Standard">
      <style:text-properties style:text-underline-style="none" officeooo:rsid="001bd6ae" officeooo:paragraph-rsid="001bd6ae"/>
    </style:style>
    <style:style style:name="P12" style:family="paragraph" style:parent-style-name="Standard">
      <style:text-properties style:text-underline-style="none" officeooo:rsid="001e6254" officeooo:paragraph-rsid="001e6254"/>
    </style:style>
    <style:style style:name="P13" style:family="paragraph" style:parent-style-name="Standard">
      <style:text-properties fo:font-variant="normal" fo:text-transform="none" fo:color="#f0f0f0" style:font-name="DejaVu Sans Mono" fo:font-size="11.25pt" fo:letter-spacing="normal" fo:font-style="normal" fo:font-weight="normal" officeooo:paragraph-rsid="001d94e3"/>
    </style:style>
    <style:style style:name="P14" style:family="paragraph" style:parent-style-name="Standard">
      <style:text-properties officeooo:rsid="001d94e3" officeooo:paragraph-rsid="001d94e3"/>
    </style:style>
    <style:style style:name="P15" style:family="paragraph" style:parent-style-name="Standard">
      <style:text-properties officeooo:paragraph-rsid="001e6254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ec66e" officeooo:paragraph-rsid="000ec66e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202e5" officeooo:paragraph-rsid="001202e5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T1" style:family="text">
      <style:text-properties style:text-underline-style="solid" style:text-underline-type="double" style:text-underline-width="auto" style:text-underline-color="font-color" officeooo:rsid="001202e5"/>
    </style:style>
    <style:style style:name="T2" style:family="text">
      <style:text-properties style:text-underline-style="none" officeooo:rsid="001bd6ae"/>
    </style:style>
    <style:style style:name="T3" style:family="text">
      <style:text-properties style:text-underline-style="none" officeooo:rsid="001e6254"/>
    </style:style>
    <style:style style:name="T4" style:family="text">
      <style:text-properties officeooo:rsid="0012b925"/>
    </style:style>
    <style:style style:name="T5" style:family="text">
      <style:text-properties officeooo:rsid="0017fbcf"/>
    </style:style>
    <style:style style:name="T6" style:family="text">
      <style:text-properties officeooo:rsid="001a8a67"/>
    </style:style>
    <style:style style:name="T7" style:family="text">
      <style:text-properties officeooo:rsid="001c94ad"/>
    </style:style>
    <style:style style:name="T8" style:family="text">
      <style:text-properties officeooo:rsid="001d94e3"/>
    </style:style>
    <style:style style:name="T9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0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1" style:family="text">
      <style:text-properties fo:font-variant="normal" fo:text-transform="none" fo:color="#4d575d" style:font-name="Gotham Rounded SSm A" fo:font-size="10.5pt" fo:letter-spacing="normal" fo:font-style="normal" style:text-underline-style="none" fo:font-weight="normal" officeooo:rsid="001bd6ae"/>
    </style:style>
    <style:style style:name="T12" style:family="text">
      <style:text-properties fo:font-variant="normal" fo:text-transform="none" fo:color="#4d575d" style:font-name="Gotham Rounded SSm A" fo:font-size="10.5pt" fo:letter-spacing="normal" fo:font-style="normal" style:text-underline-style="none" fo:font-weight="bold" officeooo:rsid="001bd6ae"/>
    </style:style>
    <style:style style:name="T13" style:family="text">
      <style:text-properties fo:font-variant="normal" fo:text-transform="none" fo:color="#4d575d" fo:letter-spacing="normal"/>
    </style:style>
    <style:style style:name="T14" style:family="text">
      <style:text-properties fo:font-variant="normal" fo:text-transform="none" fo:color="#4d575d" fo:letter-spacing="normal" style:text-underline-style="none" officeooo:rsid="001bd6a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DFS Commands</text:p>
      <text:p text:style-name="P1"/>
      <text:p text:style-name="P2">1) Copy file simplilearn.txt from local disk to the user’s directory in HDFS</text:p>
      <text:p text:style-name="P2">–This will copy the file to /user/username/simplilearn.txt</text:p>
      <text:p text:style-name="P2"/>
      <text:p text:style-name="P2"><text:tab/>$ hdfs dfs -put simplilearn.txt simplilearn.txt</text:p>
      <text:p text:style-name="P2"/>
      <text:p text:style-name="P14">eg: hdfs -dfs -put <text:span text:style-name="T16">home</text:span><text:span text:style-name="T15">/</text:span><text:span text:style-name="T16">christejohn7202/sample.text Simplilearn</text:span></text:p>
      <text:p text:style-name="P2"/>
      <text:p text:style-name="P3">2) Display a list of the contents of the directory path provided by the user,</text:p>
      <text:p text:style-name="P3">showing the names, permissions, owner, size, and modification date for</text:p>
      <text:p text:style-name="P3">each entry</text:p>
      <text:p text:style-name="P3"/>
      <text:p text:style-name="P3"><text:tab/>$hdfs dfs –ls /user/simpl/test</text:p>
      <text:p text:style-name="P3"><text:span text:style-name="T1"/></text:p>
      <text:p text:style-name="P4">3) Create a directory called test under the user’s home directory</text:p>
      <text:p text:style-name="P4"/>
      <text:p text:style-name="P4"><text:tab/>$hdfs dfs –mkdir /user/simpl/test</text:p>
      <text:p text:style-name="P4"/>
      <text:p text:style-name="P4">4) Delete the directory testing and all its contents</text:p>
      <text:p text:style-name="P4"><text:tab/></text:p>
      <text:p text:style-name="P4"><text:tab/>hdfs dfs -rm -r testing</text:p>
      <text:p text:style-name="P4"/>
      <text:p text:style-name="P17"/>
      <text:p text:style-name="P4"/>
      <text:p text:style-name="P5">1) <text:s/>hdfs -help</text:p>
      <text:p text:style-name="P5"/>
      <text:p text:style-name="P5">2) hdfs version <text:s/><text:span text:style-name="T4">(hadoop version)</text:span></text:p>
      <text:p text:style-name="P5"/>
      <text:p text:style-name="P6">3) hdfs -version (Java and JVM version)</text:p>
      <text:p text:style-name="P6"/>
      <text:p text:style-name="P7">4) list home directory contents</text:p>
      <text:p text:style-name="P7"><text:tab/>hdfs ds -ls</text:p>
      <text:p text:style-name="P7"/>
      <text:p text:style-name="P8">5) make diretory in hdfs</text:p>
      <text:p text:style-name="P8"><text:tab/>hdfs dfs -mkdir demo1</text:p>
      <text:p text:style-name="P8"/>
      <text:p text:style-name="P9">6) remove directory <text:span text:style-name="T5">(move to trash)</text:span></text:p>
      <text:p text:style-name="P9"><text:tab/>hdfs dfs -rmr demo1 <text:span text:style-name="T5">(deprecated)</text:span></text:p>
      <text:p text:style-name="P9"><text:tab/><text:span text:style-name="T5">hdfs dfs -rm -r demo1</text:span></text:p>
      <text:p text:style-name="P9"/>
      <text:p text:style-name="P10">7)Recursively <text:span text:style-name="T6">list subdiectories in current directory</text:span></text:p>
      <text:p text:style-name="P10"><text:tab/>hdfs dfs -ls -R</text:p>
      <text:p text:style-name="P10"/>
      <text:p text:style-name="P11">8) display sizes of file</text:p>
      <text:p text:style-name="P11"><text:tab/>hdfs dfs -du</text:p>
      <text:p text:style-name="P11"/>
      <text:p text:style-name="P11">9) count the number of files in the <text:span text:style-name="T7">d</text:span>irect<text:span text:style-name="T7">o</text:span>ry test</text:p>
      <text:p text:style-name="P11"><text:tab/>hdfs dfs -count \test</text:p>
      <text:p text:style-name="P11"/>
      <text:p text:style-name="P15"><text:span text:style-name="T3">10)</text:span><text:span text:style-name="T2"> </text:span><text:span text:style-name="T3">change the permissions on the file to read, write and execute</text:span></text:p>
      <text:p text:style-name="P15"><text:span text:style-name="T3"><text:tab/>hdfs dfs -chmod 700 Simplilearn/sample.txt</text:span></text:p>
      <text:p text:style-name="P12"><text:soft-page-break/></text:p>
      <text:p text:style-name="P11"/>
      <text:p text:style-name="P13"><text:span text:style-name="T2">hdfs dfs -put /home/christejon7202/sample.txt Simplilearn</text:span>hdfs dfs -puthdfs dfs -put /home/christejon7202/sample.txt Simplilearn /home/christejon7202/sample.txt Simplilea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'Everson Mono', FreeMono, Menlo, Terminal, monospace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57:14.501148931</meta:creation-date>
    <dc:date>2020-04-15T18:06:55.182512424</dc:date>
    <meta:editing-duration>PT1H9M3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04" meta:character-count="1344" meta:non-whitespace-character-count="1157"/>
  </office:meta>
</office:document-meta>
</file>